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4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Acme SL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a xlink:href="mailto:juan@acme.com" xlink:type="simple">juan@acme.com</text:a></text:p>
          </table:table-cell>
          <table:table-cell office:value-type="string" calcext:value-type="string">
            <text:p><text:a xlink:href="https://linkedin.com/in/juan" xlink:type="simple">https://linkedin.com/in/juan</text:a></text:p>
          </table:table-cell>
          <table:table-cell office:value-type="float" office:value="123456789" calcext:value-type="float">
            <text:p>123456789</text:p>
          </table:table-cell>
        </table:table-row>
        <table:table-row table:style-name="ro1">
          <table:table-cell office:value-type="string" calcext:value-type="string">
            <text:p>Tech Corp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<text:a xlink:href="mailto:maria@tech.com" xlink:type="simple">maria@tech.com</text:a></text:p>
          </table:table-cell>
          <table:table-cell office:value-type="string" calcext:value-type="string">
            <text:p><text:a xlink:href="https://linkedin.com/in/maria" xlink:type="simple">https://linkedin.com/in/maria</text:a></text:p>
          </table:table-cell>
          <table:table-cell office:value-type="float" office:value="999888777" calcext:value-type="float">
            <text:p>999888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8T15:16:39.864286694</meta:creation-date>
    <dc:date>2026-04-28T15:26:53.168447681</dc:date>
    <meta:editing-duration>PT10M15S</meta:editing-duration>
    <meta:editing-cycles>1</meta:editing-cycles>
    <meta:document-statistic meta:table-count="1" meta:cell-count="18" meta:object-count="0"/>
    <meta:generator>LibreOffice/25.2.3.2$Linux_X86_64 LibreOffice_project/520$Build-2</meta:generator>
  </office:meta>
</office:document-meta>
</file>